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Day of Challenge </text:p>
          </table:table-cell>
          <table:table-cell table:style-name="ce7" office:value-type="string" calcext:value-type="string">
            <text:p>Activities </text:p>
          </table:table-cell>
          <table:table-cell table:style-name="ce9" office:value-type="string" calcext:value-type="string">
            <text:p>Links </text:p>
          </table:table-cell>
          <table:table-cell table:style-name="ce1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Restarted the challenge after a busy week,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Catch up on Slack announcements and initiatives.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style-name="ce8" office:value-type="string" calcext:value-type="string">
            <text:p>Read pytorch paper on Transfer Learning</text:p>
          </table:table-cell>
          <table:table-cell table:style-name="ce10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09" calcext:value-type="date">
            <text:p>Tuesday, July 09, 2019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Implementing Transfer Learning Tutorial.</text:p>
          </table:table-cell>
          <table:table-cell table:style-name="ce11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style-name="ce8"/>
          <table:table-cell table:style-name="ce10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3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0" calcext:value-type="date">
            <text:p>Wednesday, July 10, 2019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ontinue PyTorch Tutorials. Read this interesting article on how PyTorch design helps write easily and concise code</text:p>
          </table:table-cell>
          <table:table-cell table:style-name="ce10" office:value-type="string" calcext:value-type="string">
            <text:p><text:a xlink:href="https://pytorch.org/tutorials/beginner/nn_tutorial.html" xlink:type="simple">https://pytorch.org/tutorials/beginner/nn_tutorial.html</text:a></text:p>
          </table:table-cell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5"/>
          <table:table-cell table:style-name="ce8" office:value-type="string" calcext:value-type="string">
            <text:p>Have a look at DeepLearning.ai site and got a copy of Andrew Ng book</text:p>
          </table:table-cell>
          <table:table-cell table:style-name="ce10" office:value-type="string" calcext:value-type="string">
            <text:p><text:a xlink:href="https://www.deeplearning.ai/machine-learning-yearning/" xlink:type="simple">https://www.deeplearning.ai/machine-learning-yearning/</text:a></text:p>
          </table:table-cell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5"/>
          <table:table-cell table:style-name="ce8" office:value-type="string" calcext:value-type="string">
            <text:p>Read 5 chapters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1" calcext:value-type="date">
            <text:p>Thursday, July 11, 2019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Did a quiz on #reading_paper_discuss. I need to clear some questions on how stride and padding works apparently!</text:p>
          </table:table-cell>
          <table:table-cell table:style-name="ce10" office:value-type="string" calcext:value-type="string">
            <text:p><text:a xlink:href="https://docs.google.com/forms/d/e/1FAIpQLScj8TIp9ely9Mi_K8lnYZc3ZFMmsGQYYPjOD1kuvTaapJy0LQ/viewform?usp=sf_link" xlink:type="simple">https://docs.google.com/forms/d/e/1FAIpQLScj8TIp9ely9Mi_K8lnYZc3ZFMmsGQYYPjOD1kuvTaapJy0LQ/viewform?usp=sf_link</text:a></text:p>
          </table:table-cell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5"/>
          <table:table-cell table:style-name="ce8" office:value-type="string" calcext:value-type="string">
            <text:p>Also how convolutions works on such cases</text:p>
          </table:table-cell>
          <table:table-cell table:style-name="ce10" office:value-type="string" calcext:value-type="string">
            <text:p><text:a xlink:href="http://deeplearning.net/software/theano/tutorial/conv_arithmetic.html#no-zero-padding-unit-strides" xlink:type="simple">http://deeplearning.net/software/theano/tutorial/conv_arithmetic.html#no-zero-padding-unit-strides</text:a></text:p>
          </table:table-cell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5"/>
          <table:table-cell table:style-name="ce8" office:value-type="string" calcext:value-type="string">
            <text:p>Read 2 more chapters from Andrew Ng book “Machine Learning Yearning”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 table:number-rows-repeated="981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2"/>
          <table:table-cell table:style-name="ce3" table:number-columns-repeated="23"/>
          <table:table-cell table:number-columns-repeated="997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/00/0000</text:date>, <text:time style:data-style-name="N2" text:time-value="15:27:06.172519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11T15:30:36.986260705</dc:date>
    <meta:editing-duration>PT2H24M1S</meta:editing-duration>
    <meta:editing-cycles>5</meta:editing-cycles>
    <meta:document-statistic meta:table-count="1" meta:cell-count="29" meta:object-count="0"/>
  </office:meta>
</office:document-meta>
</file>